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width="0.051cm" svg:stroke-color="#000000" draw:marker-start-width="0.381cm" draw:marker-end-width="0.381cm" draw:fill="solid" draw:fill-color="#eeeeee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" style:family="graphic" style:parent-style-name="standard">
      <style:graphic-properties svg:stroke-color="#000000" draw:fill-color="#e6e6e6" draw:textarea-horizontal-align="center" draw:textarea-vertical-align="middle"/>
    </style:style>
    <style:style style:name="gr5" style:family="graphic" style:parent-style-name="objectwithoutfill">
      <style:graphic-properties svg:stroke-color="#000000" draw:marker-end="Arrow" draw:marker-end-width="0.15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254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7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258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029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413cm" fo:padding-top="0cm" fo:padding-bottom="0cm" fo:padding-left="0cm" fo:padding-right="0cm"/>
    </style:style>
    <style:style style:name="gr11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4.134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cm" fo:min-width="2.408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02cm" fo:padding-top="0cm" fo:padding-bottom="0cm" fo:padding-left="0cm" fo:padding-right="0cm"/>
    </style:style>
    <style:style style:name="gr1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visible" draw:shadow-offset-x="0.102cm" draw:shadow-offset-y="0.102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473cm" fo:padding-top="0cm" fo:padding-bottom="0cm" fo:padding-left="0cm" fo:padding-right="0cm"/>
    </style:style>
    <style:style style:name="gr17" style:family="graphic" style:parent-style-name="standard">
      <style:graphic-properties svg:stroke-width="0.051cm" svg:stroke-color="#ff66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visible" draw:shadow-offset-x="0.102cm" draw:shadow-offset-y="0.10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14cm" fo:padding-top="0cm" fo:padding-bottom="0cm" fo:padding-left="0cm" fo:padding-right="0cm"/>
    </style:style>
    <style:style style:name="gr19" style:family="graphic" style:parent-style-name="standard">
      <style:graphic-properties svg:stroke-width="0.051cm" svg:stroke-color="#000000" draw:marker-start-width="0.381cm" draw:marker-end-width="0.381cm" draw:fill="none" draw:fill-color="#eeeeee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20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416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761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619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4.544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86cm" fo:padding-top="0cm" fo:padding-bottom="0cm" fo:padding-left="0cm" fo:padding-right="0cm"/>
    </style:style>
    <style:style style:name="gr26" style:family="graphic" style:parent-style-name="objectwithoutfill">
      <style:graphic-properties draw:stroke="dash" draw:stroke-dash="Ultrafine_20_Dashed" draw:marker-end="Arrow" draw:marker-end-width="0.203cm" draw:fill="none" draw:textarea-vertical-align="middle"/>
    </style:style>
    <style:style style:name="gr27" style:family="graphic" style:parent-style-name="standard">
      <style:graphic-properties svg:stroke-color="#000000" draw:fill-color="#ccff99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462cm" fo:padding-top="0cm" fo:padding-bottom="0cm" fo:padding-left="0cm" fo:padding-right="0cm"/>
    </style:style>
    <style:style style:name="gr29" style:family="graphic" style:parent-style-name="standard">
      <style:graphic-properties svg:stroke-color="#000000" draw:fill-color="#cc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475cm" fo:padding-top="0cm" fo:padding-bottom="0cm" fo:padding-left="0cm" fo:padding-right="0cm"/>
    </style:style>
    <style:style style:name="gr3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6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family="Calibri" style:font-family-generic="swiss" style:font-pitch="variable" fo:font-size="10pt" fo:font-weight="bold" style:font-size-asian="10pt" style:font-weight-asian="normal" style:font-size-complex="10pt" style:font-weight-complex="normal"/>
    </style:style>
    <style:style style:name="T4" style:family="text">
      <style:text-properties fo:font-family="Calibri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66cm" svg:height="2.368cm" svg:x="23.605cm" svg:y="8.394cm">
            <text:p/>
            <draw:enhanced-geometry svg:viewBox="0 0 21600 21600" draw:path-stretchpoint-x="10800" draw:path-stretchpoint-y="10800" draw:text-areas="?f3 ?f4 ?f5 ?f6" draw:type="round-rectangle" draw:modifiers="1075.897002954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" draw:text-style-name="P1" draw:layer="layout" svg:width="0.368cm" svg:height="0.709cm" svg:x="23.926cm" svg:y="8.669cm" svg:viewBox="0 0 369 710" draw:points="196,710 0,710 0,0 369,0">
            <text:p/>
          </draw:polyline>
          <draw:custom-shape draw:style-name="gr3" draw:text-style-name="P1" draw:layer="layout" svg:width="2.52cm" svg:height="1.15cm" svg:x="24.089cm" svg:y="9.213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1" draw:layer="layout" svg:width="0.171cm" svg:height="0.894cm" svg:x="24.009cm" svg:y="9.283cm">
            <text:p/>
          </draw:rect>
          <draw:path draw:style-name="gr5" draw:text-style-name="P1" draw:layer="layout" svg:width="3.335cm" svg:height="3.199cm" svg:x="23.862cm" svg:y="8.069cm" svg:viewBox="0 0 3336 3200" svg:d="M15 1480c-74-705 430-1479 1581-1479 1235-40 1748 974 1740 1444-31 1193-662 1754-1656 1754-725 30-1592-470-1680-1542">
            <text:p/>
          </draw:path>
          <draw:frame draw:style-name="gr6" draw:text-style-name="P3" draw:layer="layout" svg:width="2.254cm" svg:height="0.429cm" svg:x="23.613cm" svg:y="7.917cm">
            <draw:text-box>
              <text:p text:style-name="P2"><text:span text:style-name="T1">EventProcessor</text:span></text:p>
            </draw:text-box>
          </draw:frame>
          <draw:frame draw:style-name="gr7" draw:text-style-name="P3" draw:layer="layout" svg:width="2.7cm" svg:height="0.429cm" svg:x="24.122cm" svg:y="8.768cm">
            <draw:text-box>
              <text:p text:style-name="P2"><text:span text:style-name="T1">EventFilter</text:span></text:p>
            </draw:text-box>
          </draw:frame>
          <draw:frame draw:style-name="gr8" draw:text-style-name="P4" draw:layer="layout" svg:width="2.258cm" svg:height="0.429cm" svg:x="24.143cm" svg:y="8.456cm">
            <draw:text-box>
              <text:p text:style-name="P2"><text:span text:style-name="T2">ProcessingLogic</text:span></text:p>
            </draw:text-box>
          </draw:frame>
        </draw:g>
        <draw:g>
          <draw:custom-shape draw:style-name="gr1" draw:text-style-name="P1" draw:layer="layout" svg:width="2.302cm" svg:height="2.234cm" svg:x="6.038cm" svg:y="8.217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5" draw:layer="layout" svg:width="3.029cm" svg:height="0.429cm" svg:x="6.018cm" svg:y="7.746cm">
            <draw:text-box>
              <text:p text:style-name="P2"><text:span text:style-name="T3">InputStreamInitiator</text:span></text:p>
            </draw:text-box>
          </draw:frame>
          <draw:polyline draw:style-name="gr2" draw:text-style-name="P1" draw:layer="layout" svg:width="0.368cm" svg:height="0.827cm" svg:x="5.84cm" svg:y="7.67cm" svg:viewBox="0 0 369 828" draw:points="196,828 0,828 0,0 369,0">
            <text:p/>
          </draw:polyline>
          <draw:frame draw:style-name="gr10" draw:text-style-name="P6" draw:layer="layout" svg:width="1.413cm" svg:height="0.429cm" svg:x="6.01cm" svg:y="7.383cm">
            <draw:text-box>
              <text:p text:style-name="P2"><text:span text:style-name="T2">Initiator</text:span></text:p>
            </draw:text-box>
          </draw:frame>
          <draw:rect draw:style-name="gr4" draw:text-style-name="P1" draw:layer="layout" svg:width="0.251cm" svg:height="1.912cm" svg:x="5.92cm" svg:y="8.362cm">
            <text:p/>
          </draw:rect>
          <draw:custom-shape draw:style-name="gr11" draw:text-style-name="P1" draw:layer="layout" svg:width="1.351cm" svg:height="2.113cm" svg:x="6.895cm" svg:y="9.427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" draw:text-style-name="P1" draw:layer="layout" svg:width="0.368cm" svg:height="0.827cm" svg:x="6.718cm" svg:y="8.81cm" svg:viewBox="0 0 369 828" draw:points="196,828 0,828 0,0 369,0">
            <text:p/>
          </draw:polyline>
          <draw:frame draw:style-name="gr12" draw:text-style-name="P6" draw:layer="layout" svg:width="4.134cm" svg:height="0.429cm" svg:x="6.912cm" svg:y="8.571cm">
            <draw:text-box>
              <text:p text:style-name="P2"><text:span text:style-name="T2">InputStreamConversionLogic</text:span></text:p>
            </draw:text-box>
          </draw:frame>
          <draw:rect draw:style-name="gr4" draw:text-style-name="P1" draw:layer="layout" svg:width="0.222cm" svg:height="1.912cm" svg:x="6.789cm" svg:y="9.464cm">
            <text:p/>
          </draw:rect>
          <draw:g>
            <draw:path draw:style-name="gr5" draw:text-style-name="P1" draw:layer="layout" svg:width="1.582cm" svg:height="1.533cm" svg:x="6.445cm" svg:y="8.571cm" svg:viewBox="0 0 1583 1534" svg:d="M16 615c-15-206 181-614 733-614 592-19 838 467 834 692-15 572-258 819-794 841-476 6-770-199-789-668">
              <text:p/>
            </draw:path>
          </draw:g>
          <draw:frame draw:style-name="gr13" draw:text-style-name="P6" draw:layer="layout" svg:width="2.408cm" svg:height="0.46cm" svg:x="6.851cm" svg:y="8.098cm">
            <draw:text-box>
              <text:p text:style-name="P2"><text:span text:style-name="T2">ConversionLogic</text:span></text:p>
            </draw:text-box>
          </draw:frame>
          <draw:frame draw:style-name="gr14" draw:text-style-name="P5" draw:layer="layout" svg:width="3.02cm" svg:height="0.429cm" svg:x="6.926cm" svg:y="8.984cm">
            <draw:text-box>
              <text:p text:style-name="P2"><text:span text:style-name="T3">StringEventProducer</text:span></text:p>
            </draw:text-box>
          </draw:frame>
        </draw:g>
        <draw:g>
          <draw:custom-shape draw:style-name="gr15" draw:text-style-name="P1" draw:layer="layout" svg:width="4.444cm" svg:height="1.701cm" svg:x="10.281cm" svg:y="8.6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text-style-name="P5" draw:layer="layout" svg:width="3.473cm" svg:height="0.429cm" svg:x="10.56cm" svg:y="9.268cm">
            <draw:text-box>
              <text:p text:style-name="P2"><text:span text:style-name="T3">Blocking Queue&lt;Event&gt;</text:span></text:p>
            </draw:text-box>
          </draw:frame>
        </draw:g>
        <draw:g>
          <draw:custom-shape draw:style-name="gr17" draw:text-style-name="P1" draw:layer="layout" svg:width="3.496cm" svg:height="1.701cm" svg:x="2.071cm" svg:y="8.6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8" draw:text-style-name="P5" draw:layer="layout" svg:width="2.114cm" svg:height="0.429cm" svg:x="2.665cm" svg:y="9.241cm">
            <draw:text-box>
              <text:p text:style-name="P2"><text:span text:style-name="T3">Input Stream</text:span></text:p>
            </draw:text-box>
          </draw:frame>
        </draw:g>
        <draw:g>
          <draw:custom-shape draw:style-name="gr1" draw:text-style-name="P1" draw:layer="layout" svg:width="3.66cm" svg:height="2.368cm" svg:x="14.953cm" svg:y="8.393cm">
            <text:p/>
            <draw:enhanced-geometry svg:viewBox="0 0 21600 21600" draw:path-stretchpoint-x="10800" draw:path-stretchpoint-y="10800" draw:text-areas="?f3 ?f4 ?f5 ?f6" draw:type="round-rectangle" draw:modifiers="1075.897002954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" draw:text-style-name="P1" draw:layer="layout" svg:width="0.368cm" svg:height="0.709cm" svg:x="15.274cm" svg:y="8.668cm" svg:viewBox="0 0 369 710" draw:points="196,710 0,710 0,0 369,0">
            <text:p/>
          </draw:polyline>
          <draw:custom-shape draw:style-name="gr19" draw:text-style-name="P1" draw:layer="layout" svg:width="2.52cm" svg:height="0.851cm" svg:x="15.437cm" svg:y="9.212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1" draw:layer="layout" svg:width="0.171cm" svg:height="0.684cm" svg:x="15.357cm" svg:y="9.282cm">
            <text:p/>
          </draw:rect>
          <draw:custom-shape draw:style-name="gr20" draw:text-style-name="P1" draw:layer="layout" svg:width="2.53cm" svg:height="0.706cm" svg:x="15.823cm" svg:y="9.758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3" draw:layer="layout" svg:width="2.416cm" svg:height="0.429cm" svg:x="15.831cm" svg:y="9.314cm">
            <draw:text-box>
              <text:p text:style-name="P2"><text:span text:style-name="T1">HttpdLineParser</text:span></text:p>
            </draw:text-box>
          </draw:frame>
          <draw:path draw:style-name="gr5" draw:text-style-name="P1" draw:layer="layout" svg:width="3.335cm" svg:height="3.199cm" svg:x="15.21cm" svg:y="8.068cm" svg:viewBox="0 0 3336 3200" svg:d="M15 1480c-74-705 430-1479 1581-1479 1235-40 1748 974 1740 1444-31 1193-662 1754-1656 1754-725 30-1592-470-1680-1542">
            <text:p/>
          </draw:path>
          <draw:frame draw:style-name="gr6" draw:text-style-name="P3" draw:layer="layout" svg:width="2.254cm" svg:height="0.429cm" svg:x="14.961cm" svg:y="7.916cm">
            <draw:text-box>
              <text:p text:style-name="P2"><text:span text:style-name="T1">EventProcessor</text:span></text:p>
            </draw:text-box>
          </draw:frame>
          <draw:frame draw:style-name="gr7" draw:text-style-name="P3" draw:layer="layout" svg:width="2.7cm" svg:height="0.429cm" svg:x="15.47cm" svg:y="8.767cm">
            <draw:text-box>
              <text:p text:style-name="P2"><text:span text:style-name="T1">LineStreamParser</text:span></text:p>
            </draw:text-box>
          </draw:frame>
          <draw:frame draw:style-name="gr8" draw:text-style-name="P4" draw:layer="layout" svg:width="2.258cm" svg:height="0.429cm" svg:x="15.491cm" svg:y="8.455cm">
            <draw:text-box>
              <text:p text:style-name="P2"><text:span text:style-name="T2">ProcessingLogic</text:span></text:p>
            </draw:text-box>
          </draw:frame>
        </draw:g>
        <draw:g>
          <draw:custom-shape draw:style-name="gr1" draw:text-style-name="P1" draw:layer="layout" svg:width="2.302cm" svg:height="2.234cm" svg:x="32.323cm" svg:y="8.421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5" draw:layer="layout" svg:width="3.761cm" svg:height="0.429cm" svg:x="32.303cm" svg:y="7.889cm">
            <draw:text-box>
              <text:p text:style-name="P2"><text:span text:style-name="T3">OutputStreamTerminator</text:span></text:p>
            </draw:text-box>
          </draw:frame>
          <draw:polyline draw:style-name="gr2" draw:text-style-name="P1" draw:layer="layout" svg:width="0.368cm" svg:height="0.882cm" svg:x="32.125cm" svg:y="7.819cm" svg:viewBox="0 0 369 883" draw:points="196,883 0,883 0,0 369,0">
            <text:p/>
          </draw:polyline>
          <draw:frame draw:style-name="gr23" draw:text-style-name="P6" draw:layer="layout" svg:width="1.619cm" svg:height="0.429cm" svg:x="32.278cm" svg:y="7.573cm">
            <draw:text-box>
              <text:p text:style-name="P2"><text:span text:style-name="T2">Terminator</text:span></text:p>
            </draw:text-box>
          </draw:frame>
          <draw:rect draw:style-name="gr4" draw:text-style-name="P1" draw:layer="layout" svg:width="0.251cm" svg:height="1.912cm" svg:x="32.205cm" svg:y="8.566cm">
            <text:p/>
          </draw:rect>
          <draw:custom-shape draw:style-name="gr11" draw:text-style-name="P1" draw:layer="layout" svg:width="1.351cm" svg:height="2.113cm" svg:x="33.053cm" svg:y="9.363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" draw:text-style-name="P1" draw:layer="layout" svg:width="0.368cm" svg:height="0.827cm" svg:x="32.877cm" svg:y="8.788cm" svg:viewBox="0 0 369 828" draw:points="196,828 0,828 0,0 369,0">
            <text:p/>
          </draw:polyline>
          <draw:frame draw:style-name="gr24" draw:text-style-name="P6" draw:layer="layout" svg:width="4.544cm" svg:height="0.429cm" svg:x="33.029cm" svg:y="8.755cm">
            <draw:text-box>
              <text:p text:style-name="P2"><text:span text:style-name="T2">OutputStreamTerminationLogic</text:span></text:p>
            </draw:text-box>
          </draw:frame>
          <draw:rect draw:style-name="gr4" draw:text-style-name="P1" draw:layer="layout" svg:width="0.222cm" svg:height="1.912cm" svg:x="32.948cm" svg:y="9.442cm">
            <text:p/>
          </draw:rect>
          <draw:g>
            <draw:path draw:style-name="gr5" draw:text-style-name="P1" draw:layer="layout" svg:width="1.582cm" svg:height="1.533cm" svg:x="32.73cm" svg:y="8.775cm" svg:viewBox="0 0 1583 1534" svg:d="M16 615c-15-206 181-614 733-614 592-19 838 467 834 692-15 572-258 819-794 841-476 6-770-199-789-668">
              <text:p/>
            </draw:path>
          </draw:g>
          <draw:frame draw:style-name="gr13" draw:text-style-name="P6" draw:layer="layout" svg:width="2.408cm" svg:height="0.46cm" svg:x="33.037cm" svg:y="8.37cm">
            <draw:text-box>
              <text:p text:style-name="P2"><text:span text:style-name="T2">ConversionLogic</text:span></text:p>
            </draw:text-box>
          </draw:frame>
        </draw:g>
        <draw:g>
          <draw:custom-shape draw:style-name="gr17" draw:text-style-name="P1" draw:layer="layout" svg:width="3.48cm" svg:height="1.701cm" svg:x="37.758cm" svg:y="8.60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5" draw:text-style-name="P5" draw:layer="layout" svg:width="2.186cm" svg:height="0.429cm" svg:x="38.277cm" svg:y="9.224cm">
            <draw:text-box>
              <text:p text:style-name="P2"><text:span text:style-name="T3">Output Stream</text:span></text:p>
            </draw:text-box>
          </draw:frame>
        </draw:g>
        <draw:g>
          <draw:custom-shape draw:style-name="gr15" draw:text-style-name="P1" draw:layer="layout" svg:width="4.444cm" svg:height="1.701cm" svg:x="27.476cm" svg:y="8.5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text-style-name="P5" draw:layer="layout" svg:width="3.473cm" svg:height="0.429cm" svg:x="27.755cm" svg:y="9.168cm">
            <draw:text-box>
              <text:p text:style-name="P2"><text:span text:style-name="T3">Blocking Queue&lt;Event&gt;</text:span></text:p>
            </draw:text-box>
          </draw:frame>
        </draw:g>
        <draw:line draw:style-name="gr26" draw:text-style-name="P1" draw:layer="layout" svg:x1="8.905cm" svg:y1="9.566cm" svg:x2="10.257cm" svg:y2="9.566cm">
          <text:p/>
        </draw:line>
        <draw:line draw:style-name="gr26" draw:text-style-name="P1" draw:layer="layout" svg:x1="35.005cm" svg:y1="9.466cm" svg:x2="37.751cm" svg:y2="9.471cm">
          <text:p/>
        </draw:line>
        <draw:g>
          <draw:custom-shape draw:style-name="gr27" draw:text-style-name="P1" draw:layer="layout" svg:width="0.698cm" svg:height="0.698cm" svg:x="11.743cm" svg:y="10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3" draw:layer="layout" svg:width="1.462cm" svg:height="0.429cm" svg:x="11.398cm" svg:y="11.09cm">
            <draw:text-box>
              <text:p text:style-name="P2"><text:span text:style-name="T1">LineEvent</text:span></text:p>
            </draw:text-box>
          </draw:frame>
        </draw:g>
        <draw:g>
          <draw:custom-shape draw:style-name="gr29" draw:text-style-name="P1" draw:layer="layout" svg:width="0.698cm" svg:height="0.698cm" svg:x="29.131cm" svg:y="10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3" draw:layer="layout" svg:width="1.475cm" svg:height="0.429cm" svg:x="28.786cm" svg:y="11.09cm">
            <draw:text-box>
              <text:p text:style-name="P2"><text:span text:style-name="T1">HttpEvent</text:span></text:p>
            </draw:text-box>
          </draw:frame>
        </draw:g>
        <draw:g>
          <draw:custom-shape draw:style-name="gr15" draw:text-style-name="P1" draw:layer="layout" svg:width="4.444cm" svg:height="1.701cm" svg:x="18.933cm" svg:y="8.6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text-style-name="P5" draw:layer="layout" svg:width="3.473cm" svg:height="0.429cm" svg:x="19.212cm" svg:y="9.268cm">
            <draw:text-box>
              <text:p text:style-name="P2"><text:span text:style-name="T3">Blocking Queue&lt;Event&gt;</text:span></text:p>
            </draw:text-box>
          </draw:frame>
        </draw:g>
        <draw:g>
          <draw:custom-shape draw:style-name="gr29" draw:text-style-name="P1" draw:layer="layout" svg:width="0.698cm" svg:height="0.698cm" svg:x="20.581cm" svg:y="10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3" draw:layer="layout" svg:width="1.475cm" svg:height="0.429cm" svg:x="20.236cm" svg:y="11.09cm">
            <draw:text-box>
              <text:p text:style-name="P2"><text:span text:style-name="T1">HttpEvent</text:span></text:p>
            </draw:text-box>
          </draw:frame>
        </draw:g>
        <draw:custom-shape draw:style-name="gr31" draw:text-style-name="P1" draw:layer="layout" svg:width="8.56cm" svg:height="8.518cm" svg:x="23.462cm" svg:y="5.285cm">
          <text:p/>
          <draw:enhanced-geometry svg:viewBox="0 0 21600 21600" draw:path-stretchpoint-x="10800" draw:path-stretchpoint-y="10800" draw:text-areas="?f3 ?f4 ?f5 ?f6" draw:type="round-rectangle" draw:modifiers="474.1401572954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8" draw:layer="layout" svg:width="1.475cm" svg:height="0.429cm" svg:x="27.253cm" svg:y="13.993cm">
          <draw:text-box>
            <text:p text:style-name="P7"><text:span text:style-name="T4">Optio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6-01-24T01:11:30</meta:creation-date>
    <meta:generator>OpenOffice/4.1.1$Unix OpenOffice.org_project/411m6$Build-9775</meta:generator>
    <dc:date>2016-07-06T11:34:30</dc:date>
    <dc:creator>Ovidiu Feodorov</dc:creator>
    <meta:editing-duration>PT3H13M22S</meta:editing-duration>
    <meta:editing-cycles>11</meta:editing-cycles>
    <meta:document-statistic meta:object-count="75"/>
  </office:meta>
</office:document-meta>
</file>